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7204" officeooo:paragraph-rsid="000c7204"/>
    </style:style>
    <style:style style:name="P2" style:family="paragraph" style:parent-style-name="Standard">
      <style:text-properties officeooo:rsid="000c7204" officeooo:paragraph-rsid="000c7204"/>
    </style:style>
    <style:style style:name="P3" style:family="paragraph" style:parent-style-name="Standard">
      <style:text-properties officeooo:rsid="000c8ee1" officeooo:paragraph-rsid="000c8ee1"/>
    </style:style>
    <style:style style:name="P4" style:family="paragraph" style:parent-style-name="Standard">
      <style:text-properties style:text-underline-style="solid" style:text-underline-width="auto" style:text-underline-color="font-color" officeooo:rsid="000c7204" officeooo:paragraph-rsid="000c7204"/>
    </style:style>
    <style:style style:name="P5" style:family="paragraph" style:parent-style-name="Standard">
      <style:text-properties style:text-underline-style="none" officeooo:rsid="000c8ee1" officeooo:paragraph-rsid="000c8ee1"/>
    </style:style>
    <style:style style:name="P6" style:family="paragraph" style:parent-style-name="Standard">
      <style:text-properties fo:font-size="15pt" fo:font-weight="bold" officeooo:rsid="000c7204" officeooo:paragraph-rsid="000c7204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c7204" officeooo:paragraph-rsid="000c7204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c8ee1" officeooo:paragraph-rsid="000c8ee1" style:font-size-asian="15pt" style:font-weight-asian="bold" style:font-size-complex="15pt" style:font-weight-complex="bold"/>
    </style:style>
    <style:style style:name="T1" style:family="text">
      <style:text-properties officeooo:rsid="000c8ee1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UME</text:p>
      <text:p text:style-name="P2"/>
      <text:p text:style-name="P2"/>
      <text:p text:style-name="P2"/>
      <text:p text:style-name="P2"/>
      <text:p text:style-name="P2">Padmalatha.K.P</text:p>
      <text:p text:style-name="P2">ph:8921292657</text:p>
      <text:p text:style-name="P2">Email:<text:a xlink:type="simple" xlink:href="mailto:padmasumesh828@gmail.com" text:style-name="Internet_20_link" text:visited-style-name="Visited_20_Internet_20_Link">padmasumesh828@gmail.com</text:a></text:p>
      <text:p text:style-name="P2"/>
      <text:p text:style-name="P2"/>
      <text:p text:style-name="P7">Objective</text:p>
      <text:p text:style-name="P2"/>
      <text:p text:style-name="P2">To seek a position in your organization.</text:p>
      <text:p text:style-name="P2"/>
      <text:p text:style-name="P7">Educational Qualification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Course</text:p>
          </table:table-cell>
          <table:table-cell table:style-name="Table1.A1" office:value-type="string">
            <text:p text:style-name="P1">University/board</text:p>
          </table:table-cell>
          <table:table-cell table:style-name="Table1.A1" office:value-type="string">
            <text:p text:style-name="P1">Institution</text:p>
          </table:table-cell>
          <table:table-cell table:style-name="Table1.A1" office:value-type="string">
            <text:p text:style-name="P1">Year Of Passing</text:p>
          </table:table-cell>
          <table:table-cell table:style-name="Table1.E1" office:value-type="string">
            <text:p text:style-name="P1">Percentage</text:p>
          </table:table-cell>
        </table:table-row>
        <table:table-row>
          <table:table-cell table:style-name="Table1.A2" office:value-type="string">
            <text:p text:style-name="P1">BCA</text:p>
          </table:table-cell>
          <table:table-cell table:style-name="Table1.A2" office:value-type="string">
            <text:p text:style-name="P1">MGU</text:p>
          </table:table-cell>
          <table:table-cell table:style-name="Table1.A2" office:value-type="string">
            <text:p text:style-name="P1">NCIT</text:p>
          </table:table-cell>
          <table:table-cell table:style-name="Table1.A2" office:value-type="string">
            <text:p text:style-name="P1">2012</text:p>
          </table:table-cell>
          <table:table-cell table:style-name="Table1.E2" office:value-type="string">
            <text:p text:style-name="P1">57</text:p>
          </table:table-cell>
        </table:table-row>
        <table:table-row>
          <table:table-cell table:style-name="Table1.A2" office:value-type="string">
            <text:p text:style-name="P1">MCA</text:p>
          </table:table-cell>
          <table:table-cell table:style-name="Table1.A2" office:value-type="string">
            <text:p text:style-name="P1">KTU</text:p>
          </table:table-cell>
          <table:table-cell table:style-name="Table1.A2" office:value-type="string">
            <text:p text:style-name="P1">SNGIST</text:p>
          </table:table-cell>
          <table:table-cell table:style-name="Table1.A2" office:value-type="string">
            <text:p text:style-name="P1">2021</text:p>
          </table:table-cell>
          <table:table-cell table:style-name="Table1.E2" office:value-type="string">
            <text:p text:style-name="P1">80</text:p>
          </table:table-cell>
        </table:table-row>
      </table:table>
      <text:p text:style-name="P4"/>
      <text:p text:style-name="P7">PROJECT</text:p>
      <text:p text:style-name="P2">Aviation fuel management system <text:span text:style-name="T1">frontend in VB.NET and backend in SQL2008.</text:span></text:p>
      <text:p text:style-name="P2"/>
      <text:p text:style-name="P8">Proficiency in languages</text:p>
      <text:p text:style-name="P5">C,CPP,VB.Net,SQL,JAVA.</text:p>
      <text:p text:style-name="P3"/>
      <text:p text:style-name="P8">Personal Details</text:p>
      <text:p text:style-name="P3"/>
      <text:p text:style-name="P3">Address:Kalappurakovilakam</text:p>
      <text:p text:style-name="P3">Sex:female</text:p>
      <text:p text:style-name="P3">Fathers name:K.H Premkumar</text:p>
      <text:p text:style-name="P3">Mothers name:N.Krishnakumari</text:p>
      <text:p text:style-name="P3">Spousename:SumeshKumarSuresh Vadhyar</text:p>
      <text:p text:style-name="P3">Nationality:Indian.</text:p>
      <text:p text:style-name="P3">DOB:03-05-1991.</text:p>
      <text:p text:style-name="P3">Hobbies:Dancing,Reading etc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15:35.025317406</meta:creation-date>
    <dc:date>2020-02-10T21:06:51.864137367</dc:date>
    <meta:editing-duration>PT30M36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35" meta:word-count="62" meta:character-count="559" meta:non-whitespace-character-count="532"/>
  </office:meta>
</office:document-meta>
</file>